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-image-width="0cm" draw:fill-image-height="0cm"/>
      <style:paragraph-properties fo:line-height="100%" fo:text-align="end" style:justify-single-word="false" style:page-number="auto" style:shadow="none"/>
      <style:text-properties style:font-name="Calibri" officeooo:rsid="0018d9e9" officeooo:paragraph-rsid="0018d9e9"/>
    </style:style>
    <style:style style:name="P2" style:family="paragraph" style:parent-style-name="Standard">
      <loext:graphic-properties draw:fill-image-width="0cm" draw:fill-image-height="0cm"/>
      <style:paragraph-properties fo:line-height="100%" fo:text-align="end" style:justify-single-word="false" style:shadow="none"/>
      <style:text-properties style:font-name="Calibri" officeooo:rsid="0018d9e9" officeooo:paragraph-rsid="0018d9e9"/>
    </style:style>
    <style:style style:name="P3" style:family="paragraph" style:parent-style-name="Standard">
      <loext:graphic-properties draw:fill-image-width="0cm" draw:fill-image-height="0cm"/>
      <style:paragraph-properties fo:line-height="100%" style:shadow="none"/>
      <style:text-properties style:font-name="Calibri" fo:font-weight="bold" officeooo:rsid="0018d9e9" officeooo:paragraph-rsid="00e3be5f" style:font-weight-asian="bold" style:font-weight-complex="bold"/>
    </style:style>
    <style:style style:name="P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a82e0b" officeooo:paragraph-rsid="0018d9e9" style:font-weight-asian="normal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08f52" officeooo:paragraph-rsid="00e08f52" style:font-weight-asian="normal" style:font-weight-complex="normal"/>
    </style:style>
    <style:style style:name="P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4df02" officeooo:paragraph-rsid="00e4df02" style:font-weight-asian="normal" style:font-weight-complex="normal"/>
    </style:style>
    <style:style style:name="P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4df02" officeooo:paragraph-rsid="00fa5793" style:font-weight-asian="normal" style:font-weight-complex="normal"/>
    </style:style>
    <style:style style:name="P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4df02" officeooo:paragraph-rsid="00feb120" style:font-weight-asian="normal" style:font-weight-complex="normal"/>
    </style:style>
    <style:style style:name="P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4df02" officeooo:paragraph-rsid="01029db1" style:font-weight-asian="normal" style:font-weight-complex="normal"/>
    </style:style>
    <style:style style:name="P1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4df02" officeooo:paragraph-rsid="01077704" style:font-weight-asian="normal" style:font-weight-complex="normal"/>
    </style:style>
    <style:style style:name="P1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4df02" officeooo:paragraph-rsid="010bf09c" style:font-weight-asian="normal" style:font-weight-complex="normal"/>
    </style:style>
    <style:style style:name="P1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4df02" officeooo:paragraph-rsid="01104ad0" style:font-weight-asian="normal" style:font-weight-complex="normal"/>
    </style:style>
    <style:style style:name="P1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4df02" officeooo:paragraph-rsid="0115ebba" style:font-weight-asian="normal" style:font-weight-complex="normal"/>
    </style:style>
    <style:style style:name="P1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4df02" officeooo:paragraph-rsid="0119d7e3" style:font-weight-asian="normal" style:font-weight-complex="normal"/>
    </style:style>
    <style:style style:name="P1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4df02" officeooo:paragraph-rsid="011f03e0" style:font-weight-asian="normal" style:font-weight-complex="normal"/>
    </style:style>
    <style:style style:name="P1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a986e" officeooo:paragraph-rsid="00ea986e" style:font-weight-asian="normal" style:font-weight-complex="normal"/>
    </style:style>
    <style:style style:name="P1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a986e" officeooo:paragraph-rsid="00fa5793" style:font-weight-asian="normal" style:font-weight-complex="normal"/>
    </style:style>
    <style:style style:name="P1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a986e" officeooo:paragraph-rsid="00feb120" style:font-weight-asian="normal" style:font-weight-complex="normal"/>
    </style:style>
    <style:style style:name="P1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a986e" officeooo:paragraph-rsid="01029db1" style:font-weight-asian="normal" style:font-weight-complex="normal"/>
    </style:style>
    <style:style style:name="P2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a986e" officeooo:paragraph-rsid="01077704" style:font-weight-asian="normal" style:font-weight-complex="normal"/>
    </style:style>
    <style:style style:name="P2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a986e" officeooo:paragraph-rsid="010bf09c" style:font-weight-asian="normal" style:font-weight-complex="normal"/>
    </style:style>
    <style:style style:name="P2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a986e" officeooo:paragraph-rsid="01104ad0" style:font-weight-asian="normal" style:font-weight-complex="normal"/>
    </style:style>
    <style:style style:name="P2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a986e" officeooo:paragraph-rsid="0115ebba" style:font-weight-asian="normal" style:font-weight-complex="normal"/>
    </style:style>
    <style:style style:name="P2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a986e" officeooo:paragraph-rsid="0119d7e3" style:font-weight-asian="normal" style:font-weight-complex="normal"/>
    </style:style>
    <style:style style:name="P2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a986e" officeooo:paragraph-rsid="011f03e0" style:font-weight-asian="normal" style:font-weight-complex="normal"/>
    </style:style>
    <style:style style:name="P2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27b87" officeooo:paragraph-rsid="00f27b87" style:font-weight-asian="normal" style:font-weight-complex="normal"/>
    </style:style>
    <style:style style:name="P2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27b87" officeooo:paragraph-rsid="00fa5793" style:font-weight-asian="normal" style:font-weight-complex="normal"/>
    </style:style>
    <style:style style:name="P2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27b87" officeooo:paragraph-rsid="00feb120" style:font-weight-asian="normal" style:font-weight-complex="normal"/>
    </style:style>
    <style:style style:name="P2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27b87" officeooo:paragraph-rsid="01029db1" style:font-weight-asian="normal" style:font-weight-complex="normal"/>
    </style:style>
    <style:style style:name="P3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27b87" officeooo:paragraph-rsid="01077704" style:font-weight-asian="normal" style:font-weight-complex="normal"/>
    </style:style>
    <style:style style:name="P3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27b87" officeooo:paragraph-rsid="010bf09c" style:font-weight-asian="normal" style:font-weight-complex="normal"/>
    </style:style>
    <style:style style:name="P3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27b87" officeooo:paragraph-rsid="01104ad0" style:font-weight-asian="normal" style:font-weight-complex="normal"/>
    </style:style>
    <style:style style:name="P3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27b87" officeooo:paragraph-rsid="0115ebba" style:font-weight-asian="normal" style:font-weight-complex="normal"/>
    </style:style>
    <style:style style:name="P3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27b87" officeooo:paragraph-rsid="0119d7e3" style:font-weight-asian="normal" style:font-weight-complex="normal"/>
    </style:style>
    <style:style style:name="P3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27b87" officeooo:paragraph-rsid="011f03e0" style:font-weight-asian="normal" style:font-weight-complex="normal"/>
    </style:style>
    <style:style style:name="P3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7113e" officeooo:paragraph-rsid="00f7113e" style:font-weight-asian="normal" style:font-weight-complex="normal"/>
    </style:style>
    <style:style style:name="P3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e88b19" officeooo:paragraph-rsid="00e88b19" style:font-weight-asian="normal" style:font-weight-complex="normal"/>
    </style:style>
    <style:style style:name="P3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cfbbc" officeooo:paragraph-rsid="00fcfbbc" style:font-weight-asian="normal" style:font-weight-complex="normal"/>
    </style:style>
    <style:style style:name="P3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0fcfbbc" officeooo:paragraph-rsid="01029db1" style:font-weight-asian="normal" style:font-weight-complex="normal"/>
    </style:style>
    <style:style style:name="P4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10b42e6" officeooo:paragraph-rsid="010b42e6" style:font-weight-asian="normal" style:font-weight-complex="normal"/>
    </style:style>
    <style:style style:name="P4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10ee1a8" officeooo:paragraph-rsid="010ee1a8" style:font-weight-asian="normal" style:font-weight-complex="normal"/>
    </style:style>
    <style:style style:name="P4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114dc67" officeooo:paragraph-rsid="01104ad0" style:font-weight-asian="normal" style:font-weight-complex="normal"/>
    </style:style>
    <style:style style:name="P4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119b52a" officeooo:paragraph-rsid="0119b52a" style:font-weight-asian="normal" style:font-weight-complex="normal"/>
    </style:style>
    <style:style style:name="P4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normal" officeooo:rsid="011da1bb" officeooo:paragraph-rsid="011da1bb" style:font-weight-asian="normal" style:font-weight-complex="normal"/>
    </style:style>
    <style:style style:name="P4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08f52" officeooo:paragraph-rsid="00e08f52" style:font-weight-asian="bold" style:font-weight-complex="bold"/>
    </style:style>
    <style:style style:name="P4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e4df02" style:font-weight-asian="bold" style:font-weight-complex="bold"/>
    </style:style>
    <style:style style:name="P4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f0291f" style:font-weight-asian="bold" style:font-weight-complex="bold"/>
    </style:style>
    <style:style style:name="P4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f6f1c8" style:font-weight-asian="bold" style:font-weight-complex="bold"/>
    </style:style>
    <style:style style:name="P4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fba48d" style:font-weight-asian="bold" style:font-weight-complex="bold"/>
    </style:style>
    <style:style style:name="P5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0fcfbbc" style:font-weight-asian="bold" style:font-weight-complex="bold"/>
    </style:style>
    <style:style style:name="P5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0c581" style:font-weight-asian="bold" style:font-weight-complex="bold"/>
    </style:style>
    <style:style style:name="P5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1629f" style:font-weight-asian="bold" style:font-weight-complex="bold"/>
    </style:style>
    <style:style style:name="P5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3fead" style:font-weight-asian="bold" style:font-weight-complex="bold"/>
    </style:style>
    <style:style style:name="P5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a0a86" style:font-weight-asian="bold" style:font-weight-complex="bold"/>
    </style:style>
    <style:style style:name="P5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b42e6" style:font-weight-asian="bold" style:font-weight-complex="bold"/>
    </style:style>
    <style:style style:name="P5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0ee1a8" style:font-weight-asian="bold" style:font-weight-complex="bold"/>
    </style:style>
    <style:style style:name="P5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1f05c" style:font-weight-asian="bold" style:font-weight-complex="bold"/>
    </style:style>
    <style:style style:name="P5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328da" style:font-weight-asian="bold" style:font-weight-complex="bold"/>
    </style:style>
    <style:style style:name="P5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65893" style:font-weight-asian="bold" style:font-weight-complex="bold"/>
    </style:style>
    <style:style style:name="P6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7b6cb" style:font-weight-asian="bold" style:font-weight-complex="bold"/>
    </style:style>
    <style:style style:name="P6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da1bb" style:font-weight-asian="bold" style:font-weight-complex="bold"/>
    </style:style>
    <style:style style:name="P6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1fec77" style:font-weight-asian="bold" style:font-weight-complex="bold"/>
    </style:style>
    <style:style style:name="P6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4df02" officeooo:paragraph-rsid="01214ed2" style:font-weight-asian="bold" style:font-weight-complex="bold"/>
    </style:style>
    <style:style style:name="P6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0e88b19" style:font-weight-asian="bold" style:font-weight-complex="bold"/>
    </style:style>
    <style:style style:name="P6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0f1e920" style:font-weight-asian="bold" style:font-weight-complex="bold"/>
    </style:style>
    <style:style style:name="P6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0f7113e" style:font-weight-asian="bold" style:font-weight-complex="bold"/>
    </style:style>
    <style:style style:name="P6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0fbc7e9" style:font-weight-asian="bold" style:font-weight-complex="bold"/>
    </style:style>
    <style:style style:name="P6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0fcfbbc" style:font-weight-asian="bold" style:font-weight-complex="bold"/>
    </style:style>
    <style:style style:name="P6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00c581" style:font-weight-asian="bold" style:font-weight-complex="bold"/>
    </style:style>
    <style:style style:name="P7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01629f" style:font-weight-asian="bold" style:font-weight-complex="bold"/>
    </style:style>
    <style:style style:name="P7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03fead" style:font-weight-asian="bold" style:font-weight-complex="bold"/>
    </style:style>
    <style:style style:name="P7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0b42e6" style:font-weight-asian="bold" style:font-weight-complex="bold"/>
    </style:style>
    <style:style style:name="P7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0ee1a8" style:font-weight-asian="bold" style:font-weight-complex="bold"/>
    </style:style>
    <style:style style:name="P7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1f05c" style:font-weight-asian="bold" style:font-weight-complex="bold"/>
    </style:style>
    <style:style style:name="P7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328da" style:font-weight-asian="bold" style:font-weight-complex="bold"/>
    </style:style>
    <style:style style:name="P7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65893" style:font-weight-asian="bold" style:font-weight-complex="bold"/>
    </style:style>
    <style:style style:name="P7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7b6cb" style:font-weight-asian="bold" style:font-weight-complex="bold"/>
    </style:style>
    <style:style style:name="P7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da1bb" style:font-weight-asian="bold" style:font-weight-complex="bold"/>
    </style:style>
    <style:style style:name="P7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1fec77" style:font-weight-asian="bold" style:font-weight-complex="bold"/>
    </style:style>
    <style:style style:name="P8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214ed2" style:font-weight-asian="bold" style:font-weight-complex="bold"/>
    </style:style>
    <style:style style:name="P8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6c745" officeooo:paragraph-rsid="0142cc66" style:font-weight-asian="bold" style:font-weight-complex="bold"/>
    </style:style>
    <style:style style:name="P8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0e88b19" style:font-weight-asian="bold" style:font-weight-complex="bold"/>
    </style:style>
    <style:style style:name="P8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0eb57e1" style:font-weight-asian="bold" style:font-weight-complex="bold"/>
    </style:style>
    <style:style style:name="P8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0f27b87" style:font-weight-asian="bold" style:font-weight-complex="bold"/>
    </style:style>
    <style:style style:name="P8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0f7113e" style:font-weight-asian="bold" style:font-weight-complex="bold"/>
    </style:style>
    <style:style style:name="P8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0fcfbbc" style:font-weight-asian="bold" style:font-weight-complex="bold"/>
    </style:style>
    <style:style style:name="P8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00c581" style:font-weight-asian="bold" style:font-weight-complex="bold"/>
    </style:style>
    <style:style style:name="P8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01629f" style:font-weight-asian="bold" style:font-weight-complex="bold"/>
    </style:style>
    <style:style style:name="P8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03fead" style:font-weight-asian="bold" style:font-weight-complex="bold"/>
    </style:style>
    <style:style style:name="P9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0b42e6" style:font-weight-asian="bold" style:font-weight-complex="bold"/>
    </style:style>
    <style:style style:name="P9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0ee1a8" style:font-weight-asian="bold" style:font-weight-complex="bold"/>
    </style:style>
    <style:style style:name="P9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1f05c" style:font-weight-asian="bold" style:font-weight-complex="bold"/>
    </style:style>
    <style:style style:name="P9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2707e" style:font-weight-asian="bold" style:font-weight-complex="bold"/>
    </style:style>
    <style:style style:name="P9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328da" style:font-weight-asian="bold" style:font-weight-complex="bold"/>
    </style:style>
    <style:style style:name="P9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7b6cb" style:font-weight-asian="bold" style:font-weight-complex="bold"/>
    </style:style>
    <style:style style:name="P9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9b52a" style:font-weight-asian="bold" style:font-weight-complex="bold"/>
    </style:style>
    <style:style style:name="P9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da1bb" style:font-weight-asian="bold" style:font-weight-complex="bold"/>
    </style:style>
    <style:style style:name="P9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1fec77" style:font-weight-asian="bold" style:font-weight-complex="bold"/>
    </style:style>
    <style:style style:name="P9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214ed2" style:font-weight-asian="bold" style:font-weight-complex="bold"/>
    </style:style>
    <style:style style:name="P10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38841f" style:font-weight-asian="bold" style:font-weight-complex="bold"/>
    </style:style>
    <style:style style:name="P10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3d33f7" style:font-weight-asian="bold" style:font-weight-complex="bold"/>
    </style:style>
    <style:style style:name="P10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403039" style:font-weight-asian="bold" style:font-weight-complex="bold"/>
    </style:style>
    <style:style style:name="P10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88b19" officeooo:paragraph-rsid="014075c5" style:font-weight-asian="bold" style:font-weight-complex="bold"/>
    </style:style>
    <style:style style:name="P10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ea986e" style:font-weight-asian="bold" style:font-weight-complex="bold"/>
    </style:style>
    <style:style style:name="P10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f27b87" style:font-weight-asian="bold" style:font-weight-complex="bold"/>
    </style:style>
    <style:style style:name="P10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f7113e" style:font-weight-asian="bold" style:font-weight-complex="bold"/>
    </style:style>
    <style:style style:name="P10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fa5793" style:font-weight-asian="bold" style:font-weight-complex="bold"/>
    </style:style>
    <style:style style:name="P10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fcfbbc" style:font-weight-asian="bold" style:font-weight-complex="bold"/>
    </style:style>
    <style:style style:name="P10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0feb120" style:font-weight-asian="bold" style:font-weight-complex="bold"/>
    </style:style>
    <style:style style:name="P11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0c581" style:font-weight-asian="bold" style:font-weight-complex="bold"/>
    </style:style>
    <style:style style:name="P11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29db1" style:font-weight-asian="bold" style:font-weight-complex="bold"/>
    </style:style>
    <style:style style:name="P11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3fead" style:font-weight-asian="bold" style:font-weight-complex="bold"/>
    </style:style>
    <style:style style:name="P11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77704" style:font-weight-asian="bold" style:font-weight-complex="bold"/>
    </style:style>
    <style:style style:name="P11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b42e6" style:font-weight-asian="bold" style:font-weight-complex="bold"/>
    </style:style>
    <style:style style:name="P11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0ee1a8" style:font-weight-asian="bold" style:font-weight-complex="bold"/>
    </style:style>
    <style:style style:name="P11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04ad0" style:font-weight-asian="bold" style:font-weight-complex="bold"/>
    </style:style>
    <style:style style:name="P11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2707e" style:font-weight-asian="bold" style:font-weight-complex="bold"/>
    </style:style>
    <style:style style:name="P11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328da" style:font-weight-asian="bold" style:font-weight-complex="bold"/>
    </style:style>
    <style:style style:name="P11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7b6cb" style:font-weight-asian="bold" style:font-weight-complex="bold"/>
    </style:style>
    <style:style style:name="P12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9b52a" style:font-weight-asian="bold" style:font-weight-complex="bold"/>
    </style:style>
    <style:style style:name="P12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da1bb" style:font-weight-asian="bold" style:font-weight-complex="bold"/>
    </style:style>
    <style:style style:name="P12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1f03e0" style:font-weight-asian="bold" style:font-weight-complex="bold"/>
    </style:style>
    <style:style style:name="P12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none" fo:font-weight="bold" officeooo:rsid="00ea986e" officeooo:paragraph-rsid="01214ed2" style:font-weight-asian="bold" style:font-weight-complex="bold"/>
    </style:style>
    <style:style style:name="P124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0e4df02" style:font-weight-asian="bold" style:font-weight-complex="bold"/>
    </style:style>
    <style:style style:name="P125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0fa5793" style:font-weight-asian="bold" style:font-weight-complex="bold"/>
    </style:style>
    <style:style style:name="P126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0feb120" style:font-weight-asian="bold" style:font-weight-complex="bold"/>
    </style:style>
    <style:style style:name="P127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029db1" style:font-weight-asian="bold" style:font-weight-complex="bold"/>
    </style:style>
    <style:style style:name="P128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077704" style:font-weight-asian="bold" style:font-weight-complex="bold"/>
    </style:style>
    <style:style style:name="P129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0bf09c" style:font-weight-asian="bold" style:font-weight-complex="bold"/>
    </style:style>
    <style:style style:name="P130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104ad0" style:font-weight-asian="bold" style:font-weight-complex="bold"/>
    </style:style>
    <style:style style:name="P131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15ebba" style:font-weight-asian="bold" style:font-weight-complex="bold"/>
    </style:style>
    <style:style style:name="P132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19d7e3" style:font-weight-asian="bold" style:font-weight-complex="bold"/>
    </style:style>
    <style:style style:name="P133" style:family="paragraph" style:parent-style-name="Standard">
      <loext:graphic-properties draw:fill-image-width="0cm" draw:fill-image-height="0cm"/>
      <style:paragraph-properties fo:line-height="100%" style:shadow="none"/>
      <style:text-properties style:text-line-through-style="none" style:text-line-through-type="none" style:font-name="Calibri" style:text-underline-style="solid" style:text-underline-width="auto" style:text-underline-color="font-color" fo:font-weight="bold" officeooo:rsid="00e4df02" officeooo:paragraph-rsid="011f03e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a82e0b" style:font-weight-asian="normal" style:font-weight-complex="normal"/>
    </style:style>
    <style:style style:name="T3" style:family="text">
      <style:text-properties fo:font-weight="normal" officeooo:rsid="00e88b19" style:font-weight-asian="normal" style:font-weight-complex="normal"/>
    </style:style>
    <style:style style:name="T4" style:family="text">
      <style:text-properties fo:font-weight="normal" officeooo:rsid="00eb57e1" style:font-weight-asian="normal" style:font-weight-complex="normal"/>
    </style:style>
    <style:style style:name="T5" style:family="text">
      <style:text-properties fo:font-weight="normal" officeooo:rsid="00f0291f" style:font-weight-asian="normal" style:font-weight-complex="normal"/>
    </style:style>
    <style:style style:name="T6" style:family="text">
      <style:text-properties fo:font-weight="normal" officeooo:rsid="00f1e920" style:font-weight-asian="normal" style:font-weight-complex="normal"/>
    </style:style>
    <style:style style:name="T7" style:family="text">
      <style:text-properties fo:font-weight="normal" officeooo:rsid="00f27b87" style:font-weight-asian="normal" style:font-weight-complex="normal"/>
    </style:style>
    <style:style style:name="T8" style:family="text">
      <style:text-properties fo:font-weight="normal" officeooo:rsid="00f6f1c8" style:font-weight-asian="normal" style:font-weight-complex="normal"/>
    </style:style>
    <style:style style:name="T9" style:family="text">
      <style:text-properties fo:font-weight="normal" officeooo:rsid="00f7113e" style:font-weight-asian="normal" style:font-weight-complex="normal"/>
    </style:style>
    <style:style style:name="T10" style:family="text">
      <style:text-properties fo:font-weight="normal" officeooo:rsid="00fba48d" style:font-weight-asian="normal" style:font-weight-complex="normal"/>
    </style:style>
    <style:style style:name="T11" style:family="text">
      <style:text-properties fo:font-weight="normal" officeooo:rsid="00fbc7e9" style:font-weight-asian="normal" style:font-weight-complex="normal"/>
    </style:style>
    <style:style style:name="T12" style:family="text">
      <style:text-properties fo:font-weight="normal" officeooo:rsid="00fcfbbc" style:font-weight-asian="normal" style:font-weight-complex="normal"/>
    </style:style>
    <style:style style:name="T13" style:family="text">
      <style:text-properties fo:font-weight="normal" officeooo:rsid="0100c581" style:font-weight-asian="normal" style:font-weight-complex="normal"/>
    </style:style>
    <style:style style:name="T14" style:family="text">
      <style:text-properties fo:font-weight="normal" officeooo:rsid="0101629f" style:font-weight-asian="normal" style:font-weight-complex="normal"/>
    </style:style>
    <style:style style:name="T15" style:family="text">
      <style:text-properties fo:font-weight="normal" officeooo:rsid="0103fead" style:font-weight-asian="normal" style:font-weight-complex="normal"/>
    </style:style>
    <style:style style:name="T16" style:family="text">
      <style:text-properties fo:font-weight="normal" officeooo:rsid="010a0a86" style:font-weight-asian="normal" style:font-weight-complex="normal"/>
    </style:style>
    <style:style style:name="T17" style:family="text">
      <style:text-properties fo:font-weight="normal" officeooo:rsid="010b42e6" style:font-weight-asian="normal" style:font-weight-complex="normal"/>
    </style:style>
    <style:style style:name="T18" style:family="text">
      <style:text-properties fo:font-weight="normal" officeooo:rsid="010ee1a8" style:font-weight-asian="normal" style:font-weight-complex="normal"/>
    </style:style>
    <style:style style:name="T19" style:family="text">
      <style:text-properties fo:font-weight="normal" officeooo:rsid="0111f05c" style:font-weight-asian="normal" style:font-weight-complex="normal"/>
    </style:style>
    <style:style style:name="T20" style:family="text">
      <style:text-properties fo:font-weight="normal" officeooo:rsid="0112707e" style:font-weight-asian="normal" style:font-weight-complex="normal"/>
    </style:style>
    <style:style style:name="T21" style:family="text">
      <style:text-properties fo:font-weight="normal" officeooo:rsid="011328da" style:font-weight-asian="normal" style:font-weight-complex="normal"/>
    </style:style>
    <style:style style:name="T22" style:family="text">
      <style:text-properties fo:font-weight="normal" officeooo:rsid="0114dc67" style:font-weight-asian="normal" style:font-weight-complex="normal"/>
    </style:style>
    <style:style style:name="T23" style:family="text">
      <style:text-properties fo:font-weight="normal" officeooo:rsid="01165893" style:font-weight-asian="normal" style:font-weight-complex="normal"/>
    </style:style>
    <style:style style:name="T24" style:family="text">
      <style:text-properties fo:font-weight="normal" officeooo:rsid="0117b6cb" style:font-weight-asian="normal" style:font-weight-complex="normal"/>
    </style:style>
    <style:style style:name="T25" style:family="text">
      <style:text-properties fo:font-weight="normal" officeooo:rsid="0119b52a" style:font-weight-asian="normal" style:font-weight-complex="normal"/>
    </style:style>
    <style:style style:name="T26" style:family="text">
      <style:text-properties fo:font-weight="normal" officeooo:rsid="011da1bb" style:font-weight-asian="normal" style:font-weight-complex="normal"/>
    </style:style>
    <style:style style:name="T27" style:family="text">
      <style:text-properties fo:font-weight="normal" officeooo:rsid="011fec77" style:font-weight-asian="normal" style:font-weight-complex="normal"/>
    </style:style>
    <style:style style:name="T28" style:family="text">
      <style:text-properties fo:font-weight="normal" officeooo:rsid="01214ed2" style:font-weight-asian="normal" style:font-weight-complex="normal"/>
    </style:style>
    <style:style style:name="T29" style:family="text">
      <style:text-properties fo:font-weight="normal" officeooo:rsid="0126840e" style:font-weight-asian="normal" style:font-weight-complex="normal"/>
    </style:style>
    <style:style style:name="T30" style:family="text">
      <style:text-properties fo:font-weight="normal" officeooo:rsid="013303b5" style:font-weight-asian="normal" style:font-weight-complex="normal"/>
    </style:style>
    <style:style style:name="T31" style:family="text">
      <style:text-properties fo:font-weight="normal" officeooo:rsid="01350c20" style:font-weight-asian="normal" style:font-weight-complex="normal"/>
    </style:style>
    <style:style style:name="T32" style:family="text">
      <style:text-properties fo:font-weight="normal" officeooo:rsid="0138841f" style:font-weight-asian="normal" style:font-weight-complex="normal"/>
    </style:style>
    <style:style style:name="T33" style:family="text">
      <style:text-properties fo:font-weight="normal" officeooo:rsid="01398a02" style:font-weight-asian="normal" style:font-weight-complex="normal"/>
    </style:style>
    <style:style style:name="T34" style:family="text">
      <style:text-properties fo:font-weight="normal" officeooo:rsid="013b7284" style:font-weight-asian="normal" style:font-weight-complex="normal"/>
    </style:style>
    <style:style style:name="T35" style:family="text">
      <style:text-properties fo:font-weight="normal" officeooo:rsid="013d0d13" style:font-weight-asian="normal" style:font-weight-complex="normal"/>
    </style:style>
    <style:style style:name="T36" style:family="text">
      <style:text-properties fo:font-weight="normal" officeooo:rsid="013d33f7" style:font-weight-asian="normal" style:font-weight-complex="normal"/>
    </style:style>
    <style:style style:name="T37" style:family="text">
      <style:text-properties fo:font-weight="normal" officeooo:rsid="013f1337" style:font-weight-asian="normal" style:font-weight-complex="normal"/>
    </style:style>
    <style:style style:name="T38" style:family="text">
      <style:text-properties fo:font-weight="normal" officeooo:rsid="01403039" style:font-weight-asian="normal" style:font-weight-complex="normal"/>
    </style:style>
    <style:style style:name="T39" style:family="text">
      <style:text-properties fo:font-weight="normal" officeooo:rsid="014075c5" style:font-weight-asian="normal" style:font-weight-complex="normal"/>
    </style:style>
    <style:style style:name="T40" style:family="text">
      <style:text-properties fo:font-weight="normal" officeooo:rsid="0141bba9" style:font-weight-asian="normal" style:font-weight-complex="normal"/>
    </style:style>
    <style:style style:name="T41" style:family="text">
      <style:text-properties fo:font-weight="normal" officeooo:rsid="0141e4f1" style:font-weight-asian="normal" style:font-weight-complex="normal"/>
    </style:style>
    <style:style style:name="T42" style:family="text">
      <style:text-properties fo:font-weight="normal" officeooo:rsid="0142cc66" style:font-weight-asian="normal" style:font-weight-complex="normal"/>
    </style:style>
    <style:style style:name="T43" style:family="text">
      <style:text-properties fo:font-weight="normal" officeooo:rsid="0146b510" style:font-weight-asian="normal" style:font-weight-complex="normal"/>
    </style:style>
    <style:style style:name="T44" style:family="text">
      <style:text-properties fo:font-weight="normal" officeooo:rsid="0147f3f6" style:font-weight-asian="normal" style:font-weight-complex="normal"/>
    </style:style>
    <style:style style:name="T45" style:family="text">
      <style:text-properties officeooo:rsid="00dee9c7"/>
    </style:style>
    <style:style style:name="T46" style:family="text">
      <style:text-properties officeooo:rsid="00e6c745"/>
    </style:style>
    <style:style style:name="T47" style:family="text">
      <style:text-properties officeooo:rsid="00f27b87"/>
    </style:style>
    <style:style style:name="T48" style:family="text">
      <style:text-properties officeooo:rsid="00fb2866"/>
    </style:style>
    <style:style style:name="T49" style:family="text">
      <style:text-properties officeooo:rsid="00fff3ce"/>
    </style:style>
    <style:style style:name="T50" style:family="text">
      <style:text-properties officeooo:rsid="010313ee"/>
    </style:style>
    <style:style style:name="T51" style:family="text">
      <style:text-properties officeooo:rsid="01094873"/>
    </style:style>
    <style:style style:name="T52" style:family="text">
      <style:text-properties officeooo:rsid="010ddf90"/>
    </style:style>
    <style:style style:name="T53" style:family="text">
      <style:text-properties officeooo:rsid="01104ad0"/>
    </style:style>
    <style:style style:name="T54" style:family="text">
      <style:text-properties officeooo:rsid="0115f594"/>
    </style:style>
    <style:style style:name="T55" style:family="text">
      <style:text-properties officeooo:rsid="0117b6cb"/>
    </style:style>
    <style:style style:name="T56" style:family="text">
      <style:text-properties officeooo:rsid="011bb250"/>
    </style:style>
    <style:style style:name="T57" style:family="text">
      <style:text-properties officeooo:rsid="011fdb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i Sina Iklil</text:p>
      <text:p text:style-name="P2">01505118</text:p>
      <text:p text:style-name="P3"><text:span text:style-name="T45">Fragen - </text:span>Computer Science Runner</text:p>
      <text:p text:style-name="P4"/>
      <text:p text:style-name="P45"><text:span text:style-name="T2">H</text:span><text:span text:style-name="T1">ier findet man alle Fragen für alle 10 Semester bzw. Levels. Pro Level gibt es jeweils 3 Fragen am Ende.</text:span></text:p>
      <text:p text:style-name="P5"/>
      <text:p text:style-name="P124">Level 1:</text:p>
      <text:p text:style-name="P6"/>
      <text:p text:style-name="P46">Frage<text:span text:style-name="T46"> 0</text:span>:<text:span text:style-name="T1"> Welches Ausprägungsfach gibt es nicht?</text:span></text:p>
      <text:p text:style-name="P64">Antwort 0:<text:span text:style-name="T1"> </text:span><text:span text:style-name="T3">Medizininformatik</text:span></text:p>
      <text:p text:style-name="P82">Antwort 1:<text:span text:style-name="T1"> Scientific Computing</text:span></text:p>
      <text:p text:style-name="P83">Antwort 2:<text:span text:style-name="T1"> </text:span><text:span text:style-name="T4">Medieninformatik</text:span></text:p>
      <text:p text:style-name="P83">Antwort 3:<text:span text:style-name="T1"> </text:span><text:span text:style-name="T4">Hardwareentwicklung</text:span></text:p>
      <text:p text:style-name="P104">Richtige Antwort:<text:span text:style-name="T1"> 3</text:span></text:p>
      <text:p text:style-name="P16"/>
      <text:p text:style-name="P47">Frage<text:span text:style-name="T46"> 1</text:span>:<text:span text:style-name="T1"> </text:span><text:span text:style-name="T5">Welche Sprache lernt man in Programmierung 1?</text:span></text:p>
      <text:p text:style-name="P65">Antwort 0:<text:span text:style-name="T1"> </text:span><text:span text:style-name="T6">Java</text:span></text:p>
      <text:p text:style-name="P84">Antwort 1:<text:span text:style-name="T1"> </text:span><text:span text:style-name="T7">C++</text:span></text:p>
      <text:p text:style-name="P84">Antwort 2:<text:span text:style-name="T1"> </text:span><text:span text:style-name="T7">Javascript</text:span></text:p>
      <text:p text:style-name="P84">Antwort 3:<text:span text:style-name="T1"> </text:span><text:span text:style-name="T7">Python</text:span></text:p>
      <text:p text:style-name="P105">Richtige Antwort:<text:span text:style-name="T1"> </text:span><text:span text:style-name="T7">1</text:span></text:p>
      <text:p text:style-name="P26"/>
      <text:p text:style-name="P48">Frage<text:span text:style-name="T46"> 2</text:span>:<text:span text:style-name="T1"> </text:span><text:span text:style-name="T8">Was lernt man in Technische Grundlagen der Informatik?</text:span></text:p>
      <text:p text:style-name="P66">Antwort 0:<text:span text:style-name="T1"> </text:span><text:span text:style-name="T9">Funktionsweise von Digitalrechner</text:span><text:span text:style-name="T29">n</text:span></text:p>
      <text:p text:style-name="P85">Antwort 1:<text:span text:style-name="T1"> </text:span><text:span text:style-name="T9">Webentwicklung</text:span></text:p>
      <text:p text:style-name="P85">Antwort 2:<text:span text:style-name="T1"> </text:span><text:span text:style-name="T9">Machine Learning</text:span></text:p>
      <text:p text:style-name="P85">Antwort 3:<text:span text:style-name="T1"> </text:span><text:span text:style-name="T9">3D-Grafik</text:span></text:p>
      <text:p text:style-name="P106"><text:span text:style-name="T47">Richtige Antwort:</text:span><text:span text:style-name="T7"> </text:span><text:span text:style-name="T9">0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25"><text:soft-page-break/>Level <text:span text:style-name="T48">2</text:span>:</text:p>
      <text:p text:style-name="P7"/>
      <text:p text:style-name="P49">Frage<text:span text:style-name="T46"> 0</text:span>:<text:span text:style-name="T1"> </text:span><text:span text:style-name="T10">Was lernst du in Modellierung?</text:span></text:p>
      <text:p text:style-name="P67">Antwort 0:<text:span text:style-name="T1"> </text:span><text:span text:style-name="T11">3D Modellierung bei Spielen</text:span></text:p>
      <text:p text:style-name="P86">Antwort 1:<text:span text:style-name="T1"> </text:span><text:span text:style-name="T12">Modellflugzeuge</text:span></text:p>
      <text:p text:style-name="P86">Antwort 2:<text:span text:style-name="T1"> </text:span><text:span text:style-name="T12">Wie man Git verwendet</text:span></text:p>
      <text:p text:style-name="P86">Antwort 3:<text:span text:style-name="T1"> </text:span><text:span text:style-name="T12">UML, ER, BPMN usw.</text:span></text:p>
      <text:p text:style-name="P107">Richtige Antwort:<text:span text:style-name="T1"> 3</text:span></text:p>
      <text:p text:style-name="P17"/>
      <text:p text:style-name="P50">Frage<text:span text:style-name="T46"> 1</text:span>:<text:span text:style-name="T1"> </text:span><text:span text:style-name="T12">Welches Thema steht in Mathematische Grundlagen der Informatik 2 im Fokus?</text:span></text:p>
      <text:p text:style-name="P68">Antwort 0:<text:span text:style-name="T1"> </text:span><text:span text:style-name="T12">Ein- und mehrdimensionale Analysis</text:span></text:p>
      <text:p text:style-name="P86">Antwort 1:<text:span text:style-name="T1"> </text:span><text:span text:style-name="T12">Java-Programmierung</text:span></text:p>
      <text:p text:style-name="P86">Antwort 2:<text:span text:style-name="T1"> </text:span><text:span text:style-name="T12">Statistik</text:span></text:p>
      <text:p text:style-name="P86">Antwort 3:<text:span text:style-name="T1"> </text:span><text:span text:style-name="T12">Simulation und Optimierung</text:span></text:p>
      <text:p text:style-name="P108">Richtige Antwort:<text:span text:style-name="T1"> </text:span><text:span text:style-name="T12">0</text:span></text:p>
      <text:p text:style-name="P27"/>
      <text:p text:style-name="P50">Frage<text:span text:style-name="T46"> 2</text:span>:<text:span text:style-name="T1"> </text:span><text:span text:style-name="T12">Welches Thema gehört nicht zu Algorithmen und Datenstrukturen?</text:span></text:p>
      <text:p text:style-name="P68">Antwort 0:<text:span text:style-name="T1"> </text:span><text:span text:style-name="T12">Laufzeitverhalten</text:span></text:p>
      <text:p text:style-name="P86">Antwort 1:<text:span text:style-name="T1"> </text:span><text:span text:style-name="T12">Speicherplatzverhalten</text:span></text:p>
      <text:p text:style-name="P86">Antwort 2:<text:span text:style-name="T1"> </text:span><text:span text:style-name="T12">Ordnungsnotation</text:span></text:p>
      <text:p text:style-name="P86">Antwort 3:<text:span text:style-name="T1"> </text:span><text:span text:style-name="T12">Netzwerktechnik</text:span></text:p>
      <text:p text:style-name="P108"><text:span text:style-name="T47">Richtige Antwort:</text:span><text:span text:style-name="T7"> </text:span><text:span text:style-name="T12">3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6"><text:soft-page-break/>Level <text:span text:style-name="T49">3</text:span>:</text:p>
      <text:p text:style-name="P8"/>
      <text:p text:style-name="P51">Frage<text:span text:style-name="T46"> 0</text:span>:<text:span text:style-name="T1"> </text:span><text:span text:style-name="T13">Worum geht es in der LV Projektmanagement?</text:span></text:p>
      <text:p text:style-name="P69">Antwort 0:<text:span text:style-name="T1"> </text:span><text:span text:style-name="T13">Projektion von Vektoren</text:span></text:p>
      <text:p text:style-name="P87">Antwort 1:<text:span text:style-name="T1"> </text:span><text:span text:style-name="T13">Wie man ein Projekt </text:span><text:span text:style-name="T37">umsetzen kann</text:span></text:p>
      <text:p text:style-name="P87">Antwort 2:<text:span text:style-name="T1"> </text:span><text:span text:style-name="T13">Programmierung mit JavaScript</text:span></text:p>
      <text:p text:style-name="P87">Antwort 3:<text:span text:style-name="T1"> </text:span><text:span text:style-name="T13">Compiler-Entwicklung</text:span></text:p>
      <text:p text:style-name="P110">Richtige Antwort:<text:span text:style-name="T1"> </text:span><text:span text:style-name="T13">1</text:span></text:p>
      <text:p text:style-name="P18"/>
      <text:p text:style-name="P51">Frage<text:span text:style-name="T46"> 1</text:span>:<text:span text:style-name="T1"> </text:span><text:span text:style-name="T13">Worum geht es nicht in Datenbanksysteme?</text:span></text:p>
      <text:p text:style-name="P69">Antwort 0:<text:span text:style-name="T1"> </text:span><text:span text:style-name="T13">SQL</text:span></text:p>
      <text:p text:style-name="P87">Antwort 1:<text:span text:style-name="T1"> </text:span><text:span text:style-name="T13">Relationale Datenbanken</text:span></text:p>
      <text:p text:style-name="P87">Antwort 2:<text:span text:style-name="T1"> </text:span><text:span text:style-name="T13">Funktionsweise von Datenbanksysteme</text:span><text:span text:style-name="T43">n</text:span></text:p>
      <text:p text:style-name="P87">Antwort 3:<text:span text:style-name="T1"> </text:span><text:span text:style-name="T13">Machine Learning</text:span></text:p>
      <text:p text:style-name="P110">Richtige Antwort:<text:span text:style-name="T13"> 3</text:span></text:p>
      <text:p text:style-name="P28"/>
      <text:p text:style-name="P52">Frage<text:span text:style-name="T46"> 2</text:span>:<text:span text:style-name="T1"> </text:span><text:span text:style-name="T14">Was wirst du nicht lernen in Einführende Statistik?</text:span></text:p>
      <text:p text:style-name="P70">Antwort 0:<text:span text:style-name="T1"> </text:span><text:span text:style-name="T14">Statistische Basistechniken</text:span></text:p>
      <text:p text:style-name="P88">Antwort 1:<text:span text:style-name="T1"> </text:span><text:span text:style-name="T14">Wahrscheinlichkeitstheorie</text:span></text:p>
      <text:p text:style-name="P88">Antwort 2:<text:span text:style-name="T1"> </text:span><text:span text:style-name="T14">Inferenzstatistik</text:span></text:p>
      <text:p text:style-name="P88">Antwort 3:<text:span text:style-name="T1"> </text:span><text:span text:style-name="T14">Buchhaltung</text:span></text:p>
      <text:p text:style-name="P109"><text:span text:style-name="T47">Richtige Antwort:</text:span><text:span text:style-name="T7"> </text:span><text:span text:style-name="T12">3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7"><text:soft-page-break/>Level <text:span text:style-name="T50">4</text:span>:</text:p>
      <text:p text:style-name="P9"/>
      <text:p text:style-name="P53">Frage<text:span text:style-name="T46"> 0</text:span>:<text:span text:style-name="T1"> </text:span><text:span text:style-name="T15">Welches Thema wird in Mensch-Computer-Interaktion behandelt?</text:span></text:p>
      <text:p text:style-name="P71">Antwort 0:<text:span text:style-name="T1"> </text:span><text:span text:style-name="T15">Roboterprogrammierung</text:span></text:p>
      <text:p text:style-name="P100">Antwort 1:<text:span text:style-name="T1"> </text:span><text:span text:style-name="T32">Usability Software/Hardware</text:span></text:p>
      <text:p text:style-name="P89">Antwort 2:<text:span text:style-name="T1"> </text:span><text:span text:style-name="T15">Deep Learning</text:span></text:p>
      <text:p text:style-name="P89">Antwort 3:<text:span text:style-name="T1"> </text:span><text:span text:style-name="T15">Clustering</text:span></text:p>
      <text:p text:style-name="P111">Richtige Antwort:<text:span text:style-name="T1"> </text:span><text:span text:style-name="T13">1</text:span></text:p>
      <text:p text:style-name="P19"/>
      <text:p text:style-name="P53">Frage<text:span text:style-name="T46"> 1</text:span>:<text:span text:style-name="T1"> </text:span><text:span text:style-name="T15">Worum geht es in Parallel Computing?</text:span></text:p>
      <text:p text:style-name="P71">Antwort 0:<text:span text:style-name="T1"> </text:span><text:span text:style-name="T15">PC Zusammenbau</text:span></text:p>
      <text:p text:style-name="P89">Antwort 1:<text:span text:style-name="T1"> </text:span><text:span text:style-name="T15">NoSQL Datenbanken</text:span></text:p>
      <text:p text:style-name="P89">Antwort 2:<text:span text:style-name="T1"> </text:span><text:span text:style-name="T15">Kopfrechnen</text:span></text:p>
      <text:p text:style-name="P89">Antwort 3:<text:span text:style-name="T1"> </text:span><text:span text:style-name="T15">Parallele Programme, Parallelisierung</text:span></text:p>
      <text:p text:style-name="P111">Richtige Antwort:<text:span text:style-name="T13"> 3</text:span></text:p>
      <text:p text:style-name="P29"/>
      <text:p text:style-name="P53">Frage<text:span text:style-name="T46"> 2</text:span>:<text:span text:style-name="T1"> </text:span><text:span text:style-name="T15">Was wirst du nicht lernen in Einführung in Mathematische Modellierung?</text:span></text:p>
      <text:p text:style-name="P71">Antwort 0:<text:span text:style-name="T1"> </text:span><text:span text:style-name="T15">Optimierungsverfahren</text:span></text:p>
      <text:p text:style-name="P89">Antwort 1:<text:span text:style-name="T1"> </text:span><text:span text:style-name="T15">Modellierung</text:span></text:p>
      <text:p text:style-name="P102">Antwort 2:<text:span text:style-name="T1"> </text:span><text:span text:style-name="T38">3D Modellierung bei Computerspielen</text:span></text:p>
      <text:p text:style-name="P89">Antwort 3:<text:span text:style-name="T1"> </text:span><text:span text:style-name="T15">Differentialgleichungen</text:span></text:p>
      <text:p text:style-name="P112"><text:span text:style-name="T47">Richtige Antwort:</text:span><text:span text:style-name="T7"> </text:span><text:span text:style-name="T15">2</text:span></text:p>
      <text:p text:style-name="P39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28"><text:soft-page-break/>Level <text:span text:style-name="T51">5</text:span>:</text:p>
      <text:p text:style-name="P10"/>
      <text:p text:style-name="P54">Frage<text:span text:style-name="T46"> 0</text:span>:<text:span text:style-name="T1"> </text:span><text:span text:style-name="T16">Welches Thema wird in der LV Netzwerktechnologien behandelt?</text:span></text:p>
      <text:p text:style-name="P72">Antwort 0:<text:span text:style-name="T1"> </text:span><text:span text:style-name="T17">WLAN-Kabel</text:span></text:p>
      <text:p text:style-name="P90">Antwort 1:<text:span text:style-name="T1"> </text:span><text:span text:style-name="T17">Netzwerkprotokolle</text:span></text:p>
      <text:p text:style-name="P90">Antwort 2:<text:span text:style-name="T1"> </text:span><text:span text:style-name="T17">Wie man das Internet hackt</text:span></text:p>
      <text:p text:style-name="P90">Antwort 3:<text:span text:style-name="T1"> </text:span><text:span text:style-name="T17">Fischernetze</text:span></text:p>
      <text:p text:style-name="P113">Richtige Antwort:<text:span text:style-name="T1"> </text:span><text:span text:style-name="T13">1</text:span></text:p>
      <text:p text:style-name="P20"/>
      <text:p text:style-name="P55">Frage<text:span text:style-name="T46"> 1</text:span>:<text:span text:style-name="T1"> </text:span><text:span text:style-name="T17">Worum geht es in Distributed Systems Engineering?</text:span></text:p>
      <text:p text:style-name="P72">Antwort 0:<text:span text:style-name="T1"> </text:span><text:span text:style-name="T17">Verteilte Systeme</text:span></text:p>
      <text:p text:style-name="P90">Antwort 1:<text:span text:style-name="T1"> </text:span><text:span text:style-name="T17">Kaputte Hardware reparieren</text:span></text:p>
      <text:p text:style-name="P90">Antwort 2:<text:span text:style-name="T1"> </text:span><text:span text:style-name="T17">Prozessorarchitektur</text:span></text:p>
      <text:p text:style-name="P90">Antwort 3:<text:span text:style-name="T1"> </text:span><text:span text:style-name="T17">Maschinenbau</text:span></text:p>
      <text:p text:style-name="P114">Richtige Antwort:<text:span text:style-name="T13"> </text:span><text:span text:style-name="T17">0</text:span></text:p>
      <text:p text:style-name="P30"/>
      <text:p text:style-name="P55">Frage<text:span text:style-name="T46"> 2</text:span>:<text:span text:style-name="T1"> </text:span><text:span text:style-name="T17">Was wirst du nicht lernen in Software Engineering 2?</text:span></text:p>
      <text:p text:style-name="P72">Antwort 0:<text:span text:style-name="T1"> </text:span><text:span text:style-name="T17">Programmierstile</text:span></text:p>
      <text:p text:style-name="P90">Antwort 1:<text:span text:style-name="T1"> </text:span><text:span text:style-name="T17">Nichtfunktionale Anforderungen</text:span></text:p>
      <text:p text:style-name="P90">Antwort 2:<text:span text:style-name="T1"> </text:span><text:span text:style-name="T17">Entwurfsmethoden bei Software</text:span></text:p>
      <text:p text:style-name="P103">Antwort 3:<text:span text:style-name="T1"> </text:span><text:span text:style-name="T39">Wie man einen Virus schreibt</text:span></text:p>
      <text:p text:style-name="P114"><text:span text:style-name="T47">Richtige Antwort:</text:span><text:span text:style-name="T7"> </text:span><text:span text:style-name="T17">3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29"><text:soft-page-break/>Level <text:span text:style-name="T52">6</text:span>:</text:p>
      <text:p text:style-name="P11"/>
      <text:p text:style-name="P56">Frage<text:span text:style-name="T46"> 0</text:span>:<text:span text:style-name="T1"> </text:span><text:span text:style-name="T18">Worum geht es in der LV Informationssicherheit?</text:span></text:p>
      <text:p text:style-name="P73">Antwort 0:<text:span text:style-name="T1"> </text:span><text:span text:style-name="T18">Schutz von IT-Systemen</text:span></text:p>
      <text:p text:style-name="P91">Antwort 1:<text:span text:style-name="T1"> </text:span><text:span text:style-name="T18">Wie man </text:span><text:span text:style-name="T40">ein Schloss</text:span><text:span text:style-name="T18"> richtig </text:span><text:span text:style-name="T30">versperrt</text:span></text:p>
      <text:p text:style-name="P91">Antwort 2:<text:span text:style-name="T1"> </text:span><text:span text:style-name="T34">Unity3</text:span><text:span text:style-name="T35">D</text:span></text:p>
      <text:p text:style-name="P91">Antwort 3:<text:span text:style-name="T1"> </text:span><text:span text:style-name="T33">Virtual Reality</text:span></text:p>
      <text:p text:style-name="P115">Richtige Antwort:<text:span text:style-name="T1"> </text:span><text:span text:style-name="T18">0</text:span></text:p>
      <text:p text:style-name="P21"/>
      <text:p text:style-name="P56">Frage<text:span text:style-name="T46"> 1</text:span>:<text:span text:style-name="T1"> </text:span><text:span text:style-name="T18">Was lernst du nicht in Multimedia and Semantic Technologies?</text:span></text:p>
      <text:p text:style-name="P73">Antwort 0:<text:span text:style-name="T1"> </text:span><text:span text:style-name="T18">Grundlagen Human-based Computing</text:span></text:p>
      <text:p text:style-name="P91">Antwort 1:<text:span text:style-name="T1"> </text:span><text:span text:style-name="T18">Grundlagen Social Networks</text:span></text:p>
      <text:p text:style-name="P91">Antwort 2:<text:span text:style-name="T1"> </text:span><text:span text:style-name="T18">Realisierung von multimedialen Inhalten</text:span></text:p>
      <text:p text:style-name="P91">Antwort 3:<text:span text:style-name="T1"> </text:span><text:span text:style-name="T18">Rechnerarchitekturen</text:span></text:p>
      <text:p text:style-name="P115">Richtige Antwort:<text:span text:style-name="T13"> </text:span><text:span text:style-name="T18">3</text:span></text:p>
      <text:p text:style-name="P31"/>
      <text:p text:style-name="P56">Frage<text:span text:style-name="T46"> 2</text:span>:<text:span text:style-name="T1"> </text:span><text:span text:style-name="T18">Was wird in Program Optimisations and Runtime Systems behandelt?</text:span></text:p>
      <text:p text:style-name="P73">Antwort 0:<text:span text:style-name="T1"> </text:span><text:span text:style-name="T18">Risikomanagement</text:span></text:p>
      <text:p text:style-name="P91">Antwort 1:<text:span text:style-name="T1"> </text:span><text:span text:style-name="T18">Wahrscheinlichkeitstheorie</text:span></text:p>
      <text:p text:style-name="P91">Antwort 2:<text:span text:style-name="T1"> </text:span><text:span text:style-name="T18">Optimierung von Programmen</text:span></text:p>
      <text:p text:style-name="P91">Antwort 3:<text:span text:style-name="T1"> </text:span><text:span text:style-name="T18">Accounting</text:span></text:p>
      <text:p text:style-name="P115"><text:span text:style-name="T47">Richtige Antwort:</text:span><text:span text:style-name="T7"> </text:span><text:span text:style-name="T18">2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30"><text:soft-page-break/>Level <text:span text:style-name="T53">7</text:span>:</text:p>
      <text:p text:style-name="P12"/>
      <text:p text:style-name="P57">Frage<text:span text:style-name="T46"> 0</text:span>:<text:span text:style-name="T1"> </text:span><text:span text:style-name="T19">Welches Ausprägungsfach gibt es nicht im Master?</text:span></text:p>
      <text:p text:style-name="P74">Antwort 0:<text:span text:style-name="T1"> </text:span><text:span text:style-name="T19">Informatik Allgemein</text:span></text:p>
      <text:p text:style-name="P92">Antwort 1:<text:span text:style-name="T1"> </text:span><text:span text:style-name="T19">Data Science</text:span></text:p>
      <text:p text:style-name="P93">Antwort 2:<text:span text:style-name="T1"> </text:span><text:span text:style-name="T20">Informatik Speziell</text:span></text:p>
      <text:p text:style-name="P93">Antwort 3:<text:span text:style-name="T1"> </text:span><text:span text:style-name="T20">Scientific Computing</text:span></text:p>
      <text:p text:style-name="P117">Richtige Antwort:<text:span text:style-name="T1"> </text:span><text:span text:style-name="T20">2</text:span></text:p>
      <text:p text:style-name="P22"/>
      <text:p text:style-name="P58">Frage<text:span text:style-name="T46"> 1</text:span>:<text:span text:style-name="T1"> </text:span><text:span text:style-name="T21">Worum geht es nicht in Information Management and Systems Engineering?</text:span></text:p>
      <text:p text:style-name="P75">Antwort 0:<text:span text:style-name="T1"> </text:span><text:span text:style-name="T21">Webtechnologien</text:span></text:p>
      <text:p text:style-name="P94">Antwort 1:<text:span text:style-name="T1"> </text:span><text:span text:style-name="T21">Spieleprogrammierung</text:span></text:p>
      <text:p text:style-name="P94">Antwort 2:<text:span text:style-name="T1"> </text:span><text:span text:style-name="T21">Datenmanagement</text:span></text:p>
      <text:p text:style-name="P94">Antwort 3:<text:span text:style-name="T1"> </text:span><text:span text:style-name="T21">Sicherheitsmechanismen</text:span></text:p>
      <text:p text:style-name="P118">Richtige Antwort:<text:span text:style-name="T13"> </text:span><text:span text:style-name="T21">1</text:span></text:p>
      <text:p text:style-name="P32"/>
      <text:p text:style-name="P58">Frage<text:span text:style-name="T46"> 2</text:span>:<text:span text:style-name="T1"> </text:span><text:span text:style-name="T21">Welche Sprache kommt bei Business Process Management großteils zum Einsatz?</text:span></text:p>
      <text:p text:style-name="P75">Antwort 0:<text:span text:style-name="T1"> </text:span><text:span text:style-name="T21">BPMN</text:span></text:p>
      <text:p text:style-name="P94">Antwort 1:<text:span text:style-name="T1"> </text:span><text:span text:style-name="T21">R</text:span></text:p>
      <text:p text:style-name="P94">Antwort 2:<text:span text:style-name="T1"> </text:span><text:span text:style-name="T21">C--</text:span></text:p>
      <text:p text:style-name="P94">Antwort 3:<text:span text:style-name="T1"> </text:span><text:span text:style-name="T21">Java</text:span></text:p>
      <text:p text:style-name="P116"><text:span text:style-name="T47">Richtige Antwort:</text:span><text:span text:style-name="T7"> </text:span><text:span text:style-name="T22">0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31"><text:soft-page-break/>Level <text:span text:style-name="T54">8</text:span>:</text:p>
      <text:p text:style-name="P13"/>
      <text:p text:style-name="P59">Frage<text:span text:style-name="T46"> 0</text:span>:<text:span text:style-name="T1"> </text:span><text:span text:style-name="T23">Was lernst du nicht in Advanced Software Engineering?</text:span></text:p>
      <text:p text:style-name="P76">Antwort 0:<text:span text:style-name="T1"> </text:span><text:span text:style-name="T23">Domain-Driven Design</text:span></text:p>
      <text:p text:style-name="P95">Antwort 1:<text:span text:style-name="T1"> </text:span><text:span text:style-name="T24">Softwarearchitektur</text:span></text:p>
      <text:p text:style-name="P95">Antwort 2:<text:span text:style-name="T1"> </text:span><text:span text:style-name="T24">Domain-Specific Languages</text:span></text:p>
      <text:p text:style-name="P95">Antwort 3:<text:span text:style-name="T1"> </text:span><text:span text:style-name="T24">Game Boy Advance Programmierung</text:span></text:p>
      <text:p text:style-name="P119">Richtige Antwort:<text:span text:style-name="T1"> </text:span><text:span text:style-name="T24">3</text:span></text:p>
      <text:p text:style-name="P23"/>
      <text:p text:style-name="P60">Frage<text:span text:style-name="T46"> 1</text:span>:<text:span text:style-name="T1"> </text:span><text:span text:style-name="T24">Welche Grafik API kommt zum Einsatz in Foundations of Computer Graphics?</text:span></text:p>
      <text:p text:style-name="P77">Antwort 0:<text:span text:style-name="T1"> </text:span><text:span text:style-name="T24">WebGL (bzw. OpenGL)</text:span></text:p>
      <text:p text:style-name="P95">Antwort 1:<text:span text:style-name="T1"> </text:span><text:span text:style-name="T24">DirectX 6</text:span></text:p>
      <text:p text:style-name="P95">Antwort 2:<text:span text:style-name="T1"> </text:span><text:span text:style-name="T24">Vulkan</text:span></text:p>
      <text:p text:style-name="P95">Antwort 3:<text:span text:style-name="T1"> </text:span><text:span text:style-name="T24">RenderMan</text:span></text:p>
      <text:p text:style-name="P119">Richtige Antwort:<text:span text:style-name="T13"> </text:span><text:span text:style-name="T24">0</text:span></text:p>
      <text:p text:style-name="P33"/>
      <text:p text:style-name="P60">Frage<text:span text:style-name="T46"> 2</text:span>:<text:span text:style-name="T1"> </text:span><text:span text:style-name="T24">Welches Thema ist in Scientific Data Management im Fokus?</text:span></text:p>
      <text:p text:style-name="P77">Antwort 0:<text:span text:style-name="T1"> </text:span><text:span text:style-name="T24">Software Testing</text:span></text:p>
      <text:p text:style-name="P95">Antwort 1:<text:span text:style-name="T55"> </text:span><text:span text:style-name="T41">PC-Zusammenbau</text:span></text:p>
      <text:p text:style-name="P96">Antwort 2:<text:span text:style-name="T1"> </text:span><text:span text:style-name="T25">Data Science mit </text:span><text:span text:style-name="T31">enormen</text:span><text:span text:style-name="T25"> Datenmengen</text:span></text:p>
      <text:p text:style-name="P96">Antwort 3:<text:span text:style-name="T1"> </text:span><text:span text:style-name="T25">Metadaten</text:span></text:p>
      <text:p text:style-name="P120"><text:span text:style-name="T47">Richtige Antwort:</text:span><text:span text:style-name="T7"> </text:span><text:span text:style-name="T25">2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32"><text:soft-page-break/>Level <text:span text:style-name="T56">9</text:span>:</text:p>
      <text:p text:style-name="P14"/>
      <text:p text:style-name="P61">Frage<text:span text:style-name="T46"> 0</text:span>:<text:span text:style-name="T1"> </text:span><text:span text:style-name="T26">Worum geht es in der LV Wissenschaftliches Arbeiten?</text:span></text:p>
      <text:p text:style-name="P81">Antwort 0:<text:span text:style-name="T1"> </text:span><text:span text:style-name="T42">Vorbereitung auf Masterarbeit</text:span></text:p>
      <text:p text:style-name="P101">Antwort 1:<text:span text:style-name="T1"> </text:span><text:span text:style-name="T36">Wie man heimlich schummelt</text:span></text:p>
      <text:p text:style-name="P97">Antwort 2:<text:span text:style-name="T1"> </text:span><text:span text:style-name="T26">Programmierkenntnisse</text:span><text:span text:style-name="T44"> auffrischen</text:span></text:p>
      <text:p text:style-name="P97">Antwort 3:<text:span text:style-name="T1"> </text:span><text:span text:style-name="T26">Wie man unwissenschaftlich schreibt</text:span></text:p>
      <text:p text:style-name="P121">Richtige Antwort:<text:span text:style-name="T1"> </text:span><text:span text:style-name="T26">0</text:span></text:p>
      <text:p text:style-name="P24"/>
      <text:p text:style-name="P61">Frage<text:span text:style-name="T46"> 1</text:span>:<text:span text:style-name="T1"> </text:span><text:span text:style-name="T26">Was lernst du nicht in Gaming Technologies?</text:span></text:p>
      <text:p text:style-name="P78">Antwort 0:<text:span text:style-name="T1"> </text:span><text:span text:style-name="T26">Physik Implementierung in Spielen</text:span></text:p>
      <text:p text:style-name="P97">Antwort 1:<text:span text:style-name="T1"> </text:span><text:span text:style-name="T26">Wie ich ein Pro-Gamer werde</text:span></text:p>
      <text:p text:style-name="P97">Antwort 2:<text:span text:style-name="T1"> </text:span><text:span text:style-name="T26">Kollisionserkennung</text:span></text:p>
      <text:p text:style-name="P97">Antwort 3:<text:span text:style-name="T1"> </text:span><text:span text:style-name="T26">Wegfindung in Spielen</text:span></text:p>
      <text:p text:style-name="P121">Richtige Antwort:<text:span text:style-name="T13"> </text:span><text:span text:style-name="T26">1</text:span></text:p>
      <text:p text:style-name="P34"/>
      <text:p text:style-name="P61">Frage<text:span text:style-name="T46"> 2</text:span>:<text:span text:style-name="T1"> </text:span><text:span text:style-name="T26">Welche Themen kommen in Real-Time Computer Graphics nicht vor?</text:span></text:p>
      <text:p text:style-name="P78">Antwort 0:<text:span text:style-name="T1"> </text:span><text:span text:style-name="T26">Schatten</text:span></text:p>
      <text:p text:style-name="P97">Antwort 1:<text:span text:style-name="T55"> </text:span><text:span text:style-name="T26">Ambient Occlusion</text:span></text:p>
      <text:p text:style-name="P97">Antwort 2:<text:span text:style-name="T1"> </text:span><text:span text:style-name="T26">Mathematik bei Computerspielen</text:span></text:p>
      <text:p text:style-name="P97">Antwort 3:<text:span text:style-name="T1"> </text:span><text:span text:style-name="T26">Cloud Gaming Implementierung</text:span></text:p>
      <text:p text:style-name="P121"><text:span text:style-name="T47">Richtige Antwort:</text:span><text:span text:style-name="T7"> </text:span><text:span text:style-name="T26">3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33"><text:soft-page-break/>Level <text:span text:style-name="T57">10</text:span>:</text:p>
      <text:p text:style-name="P15"/>
      <text:p text:style-name="P62">Frage<text:span text:style-name="T46"> 0</text:span>:<text:span text:style-name="T1"> </text:span><text:span text:style-name="T27">Was wird in der LV Masterseminar gemacht?</text:span></text:p>
      <text:p text:style-name="P79">Antwort 0:<text:span text:style-name="T1"> </text:span><text:span text:style-name="T27">Schreiben eines Survey-Paper/Expose</text:span></text:p>
      <text:p text:style-name="P98">Antwort 1:<text:span text:style-name="T1"> </text:span><text:span text:style-name="T27">Diese LV gibt es gar nicht</text:span></text:p>
      <text:p text:style-name="P98">Antwort 2:<text:span text:style-name="T1"> </text:span><text:span text:style-name="T27">C++ wird wiederholt</text:span></text:p>
      <text:p text:style-name="P98">Antwort 3:<text:span text:style-name="T1"> </text:span><text:span text:style-name="T27">Die LV ist nicht verpflichtend</text:span></text:p>
      <text:p text:style-name="P122">Richtige Antwort:<text:span text:style-name="T1"> </text:span><text:span text:style-name="T26">0</text:span></text:p>
      <text:p text:style-name="P25"/>
      <text:p text:style-name="P63">Frage<text:span text:style-name="T46"> 1</text:span>:<text:span text:style-name="T1"> </text:span><text:span text:style-name="T28">Was trifft nicht zu bezüglich der Masterarbeit?</text:span></text:p>
      <text:p text:style-name="P80">Antwort 0:<text:span text:style-name="T1"> </text:span><text:span text:style-name="T28">Thema muss genehmigt werden</text:span></text:p>
      <text:p text:style-name="P99">Antwort 1:<text:span text:style-name="T1"> </text:span><text:span text:style-name="T28">Man braucht einen Betreuer</text:span></text:p>
      <text:p text:style-name="P99">Antwort 2:<text:span text:style-name="T1"> </text:span><text:span text:style-name="T28">Es gibt auch vordefinierte Themen</text:span></text:p>
      <text:p text:style-name="P99">Antwort 3:<text:span text:style-name="T1"> </text:span><text:span text:style-name="T28">Thema muss nicht genehmigt werden</text:span></text:p>
      <text:p text:style-name="P123">Richtige Antwort:<text:span text:style-name="T13"> </text:span><text:span text:style-name="T28">3</text:span></text:p>
      <text:p text:style-name="P35"/>
      <text:p text:style-name="P63">Frage<text:span text:style-name="T46"> 2</text:span>:<text:span text:style-name="T1"> </text:span><text:span text:style-name="T28">Hat dir dieses Spiel gefallen?</text:span></text:p>
      <text:p text:style-name="P80">Antwort 0:<text:span text:style-name="T1"> </text:span><text:span text:style-name="T28">Ja</text:span></text:p>
      <text:p text:style-name="P99">Antwort 1:<text:span text:style-name="T55"> </text:span><text:span text:style-name="T28">Nein</text:span></text:p>
      <text:p text:style-name="P99">Antwort 2:<text:span text:style-name="T1"> </text:span><text:span text:style-name="T28">Nein</text:span></text:p>
      <text:p text:style-name="P99">Antwort 3:<text:span text:style-name="T1"> </text:span><text:span text:style-name="T28">Nein</text:span></text:p>
      <text:p text:style-name="P122"><text:span text:style-name="T47">Richtige Antwort:</text:span><text:span text:style-name="T7"> </text:span><text:span text:style-name="T28">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20:07:58.234000000</meta:creation-date>
    <dc:date>2020-02-01T19:50:28.882000000</dc:date>
    <meta:editing-duration>PT7H43M45S</meta:editing-duration>
    <meta:editing-cycles>282</meta:editing-cycles>
    <meta:generator>LibreOffice/5.1.5.2$Windows_x86 LibreOffice_project/7a864d8825610a8c07cfc3bc01dd4fce6a9447e5</meta:generator>
    <meta:document-statistic meta:table-count="0" meta:image-count="0" meta:object-count="0" meta:page-count="10" meta:paragraph-count="194" meta:word-count="932" meta:character-count="6334" meta:non-whitespace-character-count="5596"/>
  </office:meta>
</office:document-meta>
</file>